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T1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5900913908237653637" text:style-name="L1">
        <text:list-item>
          <text:p text:style-name="P6"/>
        </text:list-item>
        <text:list-item>
          <text:p text:style-name="P6">entries.ods</text:p>
          <text:list>
            <text:list-item>
              <text:p text:style-name="P6">C – c<text:tab/>copy<text:tab/><text:tab/><text:tab/></text:p>
            </text:list-item>
          </text:list>
        </text:list-item>
        <text:list-item>
          <text:p text:style-name="P6">sakura<text:tab/></text:p>
          <text:list>
            <text:list-item>
              <text:p text:style-name="P6">C – v</text:p>
            </text:list-item>
            <text:list-item>
              <text:p text:style-name="P6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8697875" text:continue-numbering="true" text:style-name="L1">
        <text:list-item>
          <text:list>
            <text:list-item>
              <text:p text:style-name="P6">C – a &gt; C – c<text:tab/><text:tab/><text:tab/><text:tab/></text:p>
            </text:list-item>
          </text:list>
        </text:list-item>
        <text:list-item>
          <text:p text:style-name="P6">entries.ods</text:p>
          <text:list>
            <text:list-item>
              <text:p text:style-name="P6">C – v<text:tab/>(paste)</text:p>
            </text:list-item>
            <text:list-item>
              <text:p text:style-name="P6">C/P<text:tab/>(session num, code)</text:p>
            </text:list-item>
            <text:list-item>
              <text:p text:style-name="P6">C/P<text:tab/>(memos)</text:p>
            </text:list-item>
            <text:list-item>
              <text:p text:style-name="P6">C/P<text:tab/>(file name)</text:p>
            </text:list-item>
            <text:list-item>
              <text:p text:style-name="P6">edit</text:p>
              <text:list>
                <text:list-item>
                  <text:p text:style-name="P6">genre<text:tab/><text:tab/><text:tab/></text:p>
                </text:list-item>
                <text:list-item>
                  <text:p text:style-name="P6">time<text:tab/><text:tab/><text:tab/></text:p>
                </text:list-item>
                <text:list-item>
                  <text:p text:style-name="P6">s.n.<text:tab/><text:tab/><text:tab/></text:p>
                </text:list-item>
                <text:list-item>
                  <text:p text:style-name="P6">M – d &gt; a (range)</text:p>
                </text:list-item>
                <text:list-item>
                  <text:p text:style-name="P6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8701472883223556246" text:style-name="L2">
        <text:list-item>
          <text:p text:style-name="P7">open apps</text:p>
          <text:list>
            <text:list-item>
              <text:p text:style-name="P7">audacity</text:p>
            </text:list-item>
            <text:list-item>
              <text:p text:style-name="P7">itunes</text:p>
            </text:list-item>
          </text:list>
        </text:list-item>
        <text:list-item>
          <text:p text:style-name="P7">itunes</text:p>
          <text:list>
            <text:list-item>
              <text:p text:style-name="P7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1293537106355086314" text:style-name="L3">
        <text:list-item>
          <text:p text:style-name="P8">start</text:p>
          <text:list>
            <text:list-item>
              <text:p text:style-name="P8">web page</text:p>
              <text:list>
                <text:list-item>
                  <text:p text:style-name="P8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8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8">folder : C:\WORKS_2\WS\WS_Others.Art\JVEMV6\46_art\11_guitar</text:p>
            </text:list-item>
            <text:list-item>
              <text:p text:style-name="P8">mobile apps</text:p>
              <text:list>
                <text:list-item>
                  <text:p text:style-name="P8">garageband</text:p>
                </text:list-item>
              </text:list>
            </text:list-item>
            <text:list-item>
              <text:p text:style-name="P8">stationaries</text:p>
              <text:list>
                <text:list-item>
                  <text:p text:style-name="P8">memo paper</text:p>
                </text:list-item>
                <text:list-item>
                  <text:p text:style-name="P8">clear book</text:p>
                </text:list-item>
                <text:list-item>
                  <text:p text:style-name="P8">guitar</text:p>
                </text:list-item>
                <text:list-item>
                  <text:p text:style-name="P8">pens</text:p>
                </text:list-item>
                <text:list-item>
                  <text:p text:style-name="P8">mobile holder</text:p>
                  <text:list>
                    <text:list-item>
                      <text:p text:style-name="P11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8"><text:soft-page-break/>new email file</text:p>
                </text:list-item>
                <text:list-item>
                  <text:p text:style-name="P8">prev memo, image file</text:p>
                </text:list-item>
              </text:list>
            </text:list-item>
            <text:list-item>
              <text:p text:style-name="P8">vlc → set prev videos</text:p>
            </text:list-item>
            <text:list-item>
              <text:p text:style-name="P8">stopwatch → start</text:p>
            </text:list-item>
            <text:list-item>
              <text:p text:style-name="P8"/>
            </text:list-item>
          </text:list>
        </text:list-item>
        <text:list-item>
          <text:p text:style-name="P8">actions</text:p>
          <text:list>
            <text:list-item>
              <text:p text:style-name="P8">choose target piece → e.g. “te-9”</text:p>
            </text:list-item>
            <text:list-item>
              <text:p text:style-name="P8">open resources</text:p>
              <text:list>
                <text:list-item>
                  <text:p text:style-name="P8">voice memo</text:p>
                </text:list-item>
                <text:list-item>
                  <text:p text:style-name="P8">web page : 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http://benfranklin.chips.jp/cake_apps/Cake_IFM11/images/index_2?filter_file_name=2019-09-03_18-30-52_000.jpg&amp;sort=file_name&amp;direction=desc&amp;filter_memo=gt&amp;RBs_AND_OR_Memo=AND&amp;RBs_AND_OR_File_Name=AND</text:a></text:p>
                </text:list-item>
              </text:list>
            </text:list-item>
          </text:list>
        </text:list-item>
        <text:list-item>
          <text:p text:style-name="P8">routine ops</text:p>
          <text:list>
            <text:list-item>
              <text:p text:style-name="P8">technique pieces</text:p>
            </text:list-item>
            <text:list-item>
              <text:p text:style-name="P8">code progression patterns</text:p>
            </text:list-item>
            <text:list-item>
              <text:p text:style-name="P8">email items</text:p>
            </text:list-item>
            <text:list-item>
              <text:p text:style-name="P8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4722726376476302500" text:style-name="L4">
        <text:list-item>
          <text:p text:style-name="P9">mobile pod → put away</text:p>
        </text:list-item>
        <text:list-item>
          <text:p text:style-name="P9">mobile</text:p>
          <text:list>
            <text:list-item>
              <text:p text:style-name="P9">==&gt; to battery</text:p>
            </text:list-item>
          </text:list>
        </text:list-item>
        <text:list-item>
          <text:p text:style-name="P9">memos</text:p>
          <text:list>
            <text:list-item>
              <text:p text:style-name="P9">add “//” mar<text:span text:style-name="T1">k</text:span></text:p>
            </text:list-item>
            <text:list-item>
              <text:p text:style-name="P9"><text:span text:style-name="T1">photo</text:span></text:p>
            </text:list-item>
          </text:list>
        </text:list-item>
        <text:list-item>
          <text:p text:style-name="P9"><text:span text:style-name="T1">guitar</text:span></text:p>
          <text:list>
            <text:list-item>
              <text:p text:style-name="P9"><text:soft-page-break/><text:span text:style-name="T1">polish</text:span></text:p>
            </text:list-item>
            <text:list-item>
              <text:p text:style-name="P9"><text:span text:style-name="T1">put away</text:span></text:p>
            </text:list-item>
          </text:list>
        </text:list-item>
        <text:list-item>
          <text:p text:style-name="P9">video files (new ones)</text:p>
          <text:list>
            <text:list-item>
              <text:p text:style-name="P9">==&gt; to desktop : C:\WORKS_2\WS\WS_Cake_IFM11\tmp</text:p>
            </text:list-item>
          </text:list>
        </text:list-item>
        <text:list-item>
          <text:p text:style-name="P9">close</text:p>
          <text:list>
            <text:list-item>
              <text:p text:style-name="P9">image files</text:p>
            </text:list-item>
            <text:list-item>
              <text:p text:style-name="P9">folders</text:p>
            </text:list-item>
            <text:list-item>
              <text:p text:style-name="P9">web page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8704068" text:continue-numbering="true" text:style-name="L4">
        <text:list-item>
          <text:list>
            <text:list-item>
              <text:p text:style-name="P9"/>
            </text:list-item>
          </text:list>
        </text:list-item>
      </text:list>
      <text:p text:style-name="P5"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8345628176414994451" text:style-name="L5">
        <text:list-item>
          <text:p text:style-name="P10">memo → copy</text:p>
          <text:list>
            <text:list-item>
              <text:p text:style-name="P10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0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38723179" text:continue-numbering="true" text:style-name="L5">
        <text:list-item>
          <text:list>
            <text:list-item>
              <text:p text:style-name="P10">save → text file</text:p>
            </text:list-item>
          </text:list>
        </text:list-item>
        <text:list-item>
          <text:p text:style-name="P10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8696810" text:continue-numbering="true" text:style-name="L5">
        <text:list-item>
          <text:p text:style-name="P10">gen-ed text → C/P</text:p>
          <text:list>
            <text:list-item>
              <text:p text:style-name="P10">to : list_of_memos.ods (C:\WORKS_2\WS\WS_Others.Art\JVEMV6\46_art\11_guitar)</text:p>
            </text:list-item>
          </text:list>
        </text:list-item>
        <text:list-item>
          <text:p text:style-name="P10">modify texts</text:p>
          <text:list>
            <text:list-item>
              <text:p text:style-name="P10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ext:soft-page-break/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sort : col : C-D-A</text:p>
          </table:table-cell>
        </table:table-row>
      </table:table>
      <text:list xml:id="list38726219" text:continue-numbering="true" text:style-name="L5">
        <text:list-item>
          <text:p text:style-name="P10">closing</text:p>
          <text:list>
            <text:list-item>
              <text:p text:style-name="P10">end_gt.bat (デスクトップ)</text:p>
            </text:list-item>
          </text:list>
        </text:list-item>
      </text:list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a</text:p>
          </table:table-cell>
        </table:table-row>
      </table:table>
      <text:list xml:id="list38706706" text:continue-numbering="true" text:style-name="L5">
        <text:list-item>
          <text:list>
            <text:list-item>
              <text:p text:style-name="P10"/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0-09T18:50:56.91</dc:date>
    <dc:creator>iwabuchi ken</dc:creator>
    <meta:editing-duration>PT11H38M54S</meta:editing-duration>
    <meta:editing-cycles>19</meta:editing-cycles>
    <meta:generator>OpenOffice/4.1.3$Win32 OpenOffice.org_project/413m1$Build-9783</meta:generator>
    <meta:document-statistic meta:table-count="7" meta:image-count="0" meta:object-count="0" meta:page-count="5" meta:paragraph-count="113" meta:word-count="418" meta:character-count="3121"/>
  </office:meta>
</office:document-meta>
</file>